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erriweather" svg:font-family="Merriweather, Georgia, serif"/>
    <style:font-face style:name="Arial2" svg:font-family="Arial"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a1" style:family="table">
      <style:table-properties style:width="12.039cm" fo:margin-left="0cm" fo:margin-right="4.962cm" table:align="margins"/>
    </style:style>
    <style:style style:name="Tabella1.A" style:family="table-column">
      <style:table-column-properties style:column-width="4.101cm" style:rel-column-width="2325*"/>
    </style:style>
    <style:style style:name="Tabella1.B" style:family="table-column">
      <style:table-column-properties style:column-width="7.938cm" style:rel-column-width="4500*"/>
    </style:style>
    <style:style style:name="Tabella1.A1" style:family="table-cell">
      <style:table-cell-properties fo:padding="0.097cm" fo:border-left="0.002cm solid #000000" fo:border-right="none" fo:border-top="0.002cm solid #000000" fo:border-bottom="none"/>
    </style:style>
    <style:style style:name="Tabella1.B1" style:family="table-cell">
      <style:table-cell-properties fo:padding="0.097cm" fo:border-left="0.002cm solid #000000" fo:border-right="0.002cm solid #000000" fo:border-top="0.002cm solid #000000" fo:border-bottom="none"/>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table-cell-properties fo:padding="0.097cm" fo:border-left="0.002cm solid #000000" fo:border-right="none" fo:border-top="none" fo:border-bottom="0.002cm solid #000000"/>
    </style:style>
    <style:style style:name="Tabella1.B3"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5.685cm" style:rel-column-width="3223*"/>
    </style:style>
    <style:style style:name="Tabella2.B" style:family="table-column">
      <style:table-column-properties style:column-width="11.315cm" style:rel-column-width="6415*"/>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2" style:family="table-row">
      <style:table-row-properties style:min-row-height="0.605cm"/>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A12"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font-name="Times New Roman" fo:font-size="12pt" style:font-size-asian="12pt" style:font-name-complex="Times New Roman"/>
    </style:style>
    <style:style style:name="P3" style:family="paragraph" style:parent-style-name="Standard">
      <style:paragraph-properties fo:line-height="150%"/>
      <style:text-properties style:font-name="Times New Roman" fo:font-size="12pt" fo:font-weight="bold" style:font-size-asian="12pt" style:font-weight-asian="bold" style:font-name-complex="Times New Roman" style:font-weight-complex="bold"/>
    </style:style>
    <style:style style:name="P4" style:family="paragraph" style:parent-style-name="Standard">
      <style:paragraph-properties fo:line-height="150%"/>
      <style:text-properties style:font-name="Times New Roman" style:font-name-complex="Times New Roman"/>
    </style:style>
    <style:style style:name="P5" style:family="paragraph" style:parent-style-name="Standard">
      <style:paragraph-properties fo:line-height="150%" fo:text-align="center"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line-height="150%" fo:text-align="center" style:justify-single-word="false"/>
      <style:text-properties fo:font-size="22pt" fo:font-weight="bold" style:font-size-asian="22pt" style:font-weight-asian="bold" style:font-size-complex="22pt" style:font-weight-complex="bold"/>
    </style:style>
    <style:style style:name="P7" style:family="paragraph" style:parent-style-name="Standard">
      <style:paragraph-properties fo:line-height="150%"/>
      <style:text-properties fo:font-style="italic" style:font-style-asian="italic" style:font-style-complex="italic"/>
    </style:style>
    <style:style style:name="P8" style:family="paragraph" style:parent-style-name="Standard">
      <style:paragraph-properties fo:margin-left="1.27cm" fo:margin-right="0cm" fo:line-height="150%" fo:text-indent="-1.27cm" style:auto-text-indent="false"/>
      <style:text-properties fo:font-style="italic" style:font-style-asian="italic" style:font-style-complex="italic"/>
    </style:style>
    <style:style style:name="P9" style:family="paragraph" style:parent-style-name="Standard">
      <style:paragraph-properties fo:margin-left="1.27cm" fo:margin-right="0cm" fo:line-height="150%" fo:text-indent="-1.27cm" style:auto-text-indent="false"/>
    </style:style>
    <style:style style:name="P10" style:family="paragraph" style:parent-style-name="Standard">
      <style:paragraph-properties fo:margin-left="0cm" fo:margin-right="0cm" fo:line-height="150%" fo:text-indent="0cm" style:auto-text-indent="false"/>
    </style:style>
    <style:style style:name="P11"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style:font-size-asian="12pt" style:font-name-complex="Times New Roman" style:font-size-complex="12pt"/>
    </style:style>
    <style:style style:name="P12" style:family="paragraph" style:parent-style-name="Text_20_body">
      <style:paragraph-properties fo:margin-left="0cm" fo:margin-right="0cm" fo:line-height="150%" fo:text-align="start" style:justify-single-word="false" fo:orphans="2" fo:widows="2" fo:text-indent="0cm" style:auto-text-indent="false"/>
    </style:style>
    <style:style style:name="P13" style:family="paragraph" style:parent-style-name="Text_20_body">
      <style:paragraph-properties fo:margin-left="0cm" fo:margin-right="0cm" fo:line-height="150%" fo:text-align="justify" style:justify-single-word="false" fo:orphans="2" fo:widows="2" fo:text-indent="0cm" style:auto-text-indent="false"/>
    </style:style>
    <style:style style:name="P14" style:family="paragraph" style:parent-style-name="Footer">
      <style:paragraph-properties fo:text-align="center" style:justify-single-word="false"/>
    </style:style>
    <style:style style:name="P15" style:family="paragraph" style:parent-style-name="Heading_20_3">
      <style:paragraph-properties fo:line-height="150%" fo:text-align="justify" style:justify-single-word="false"/>
      <style:text-properties fo:font-variant="normal" fo:text-transform="none" fo:color="#1a1a1a" style:font-name="Times New Roman" fo:font-size="12pt" fo:letter-spacing="normal" fo:font-style="normal" fo:font-weight="bold" style:font-size-asian="12pt" style:font-style-asian="normal" style:font-weight-asian="normal" style:font-name-complex="Times New Roman" style:font-size-complex="12pt" style:font-style-complex="normal" style:font-weight-complex="normal"/>
    </style:style>
    <style:style style:name="P16" style:family="paragraph" style:parent-style-name="Heading_20_3">
      <style:paragraph-properties fo:margin-left="0cm" fo:margin-right="0cm" fo:margin-top="0.37cm" fo:margin-bottom="0cm" fo:line-height="150%" fo:text-align="justify" style:justify-single-word="false" fo:orphans="2" fo:widows="2" fo:text-indent="0cm" style:auto-text-indent="false"/>
      <style:text-properties fo:font-variant="normal" fo:text-transform="none" fo:color="#1a1a1a" style:font-name="Times New Roman" fo:font-size="12pt" fo:letter-spacing="normal" fo:font-style="normal" fo:font-weight="bold" style:font-size-asian="12pt" style:font-name-complex="Times New Roman" style:font-size-complex="12pt"/>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line-height="150%" fo:text-align="center" style:justify-single-word="false"/>
      <style:text-properties fo:font-weight="bold" style:font-weight-asian="bold" style:font-weight-complex="bold"/>
    </style:style>
    <style:style style:name="P19" style:family="paragraph" style:parent-style-name="Table_20_Contents">
      <style:paragraph-properties fo:line-height="150%" fo:text-align="center" style:justify-single-word="false"/>
    </style:style>
    <style:style style:name="P20" style:family="paragraph" style:parent-style-name="Heading_20_1">
      <style:paragraph-properties fo:line-height="150%"/>
      <style:text-properties style:font-name="Times New Roman" fo:font-size="12pt" style:font-size-asian="12pt" style:font-name-complex="Times New Roman"/>
    </style:style>
    <style:style style:name="P21" style:family="paragraph" style:parent-style-name="Heading_20_1">
      <style:paragraph-properties fo:line-height="150%"/>
    </style:style>
    <style:style style:name="P22" style:family="paragraph" style:parent-style-name="Heading_20_2">
      <style:paragraph-properties fo:line-height="150%"/>
      <style:text-properties style:font-name="Times New Roman" fo:font-size="12pt" style:font-size-asian="12pt" style:font-name-complex="Times New Roman"/>
    </style:style>
    <style:style style:name="P23" style:family="paragraph" style:parent-style-name="Heading_20_2">
      <style:paragraph-properties fo:line-height="150%"/>
      <style:text-properties style:font-name="Times New Roman" style:font-name-complex="Times New Roman"/>
    </style:style>
    <style:style style:name="P24" style:family="paragraph" style:parent-style-name="Heading_20_2">
      <style:paragraph-properties fo:line-height="150%"/>
    </style:style>
    <style:style style:name="T1" style:family="text">
      <style:text-properties fo:font-size="14pt" style:font-size-asian="14pt"/>
    </style:style>
    <style:style style:name="T2" style:family="text">
      <style:text-properties fo:font-size="12pt" fo:font-style="normal" style:font-size-asian="12pt" style:font-style-asian="normal" style:font-style-complex="normal"/>
    </style:style>
    <style:style style:name="T3" style:family="text">
      <style:text-properties fo:font-size="12pt" fo:font-style="normal" fo:font-weight="normal" style:font-size-asian="12pt" style:font-style-asian="normal" style:font-weight-asian="normal" style:font-style-complex="normal" style:font-weight-complex="normal"/>
    </style:style>
    <style:style style:name="T4" style:family="text">
      <style:text-properties fo:font-size="12pt"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Times New Roman" style:font-name-complex="Times New Roman"/>
    </style:style>
    <style:style style:name="T8" style:family="text">
      <style:text-properties style:font-name="Times New Roman" fo:font-size="14pt" style:font-size-asian="14pt" style:font-name-complex="Times New Roman"/>
    </style:style>
    <style:style style:name="T9" style:family="text">
      <style:text-properties style:font-name="Times New Roman" fo:font-size="12pt" style:font-size-asian="12pt" style:font-name-complex="Times New Roman"/>
    </style:style>
    <style:style style:name="T10" style:family="text">
      <style:text-properties style:font-name="Times New Roman" fo:font-size="12pt" fo:font-weight="bold" style:font-size-asian="12pt" style:font-weight-asian="bold" style:font-name-complex="Times New Roman" style:font-weight-complex="bold"/>
    </style:style>
    <style:style style:name="T11"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variant="normal" fo:text-transform="none" fo:color="#1a1a1a" fo:letter-spacing="normal" fo:font-style="normal" fo:font-weight="normal"/>
    </style:style>
    <style:style style:name="T15" style:family="text">
      <style:text-properties fo:font-variant="normal" fo:text-transform="none" fo:color="#1a1a1a" style:font-name="Times New Roman" fo:font-size="12pt" fo:letter-spacing="normal" fo:font-style="normal" fo:font-weight="normal" style:font-size-asian="12pt" style:font-name-complex="Times New Roman" style:font-size-complex="12pt"/>
    </style:style>
    <style:style style:name="T16" style:family="text">
      <style:text-properties fo:font-variant="normal" fo:text-transform="none" fo:color="#1a1a1a" style:font-name="Times New Roman" fo:font-size="12pt" fo:letter-spacing="normal" fo:font-style="normal" fo:font-weight="bold" style:font-size-asian="12pt" style:font-name-complex="Times New Roman" style:font-size-complex="12pt"/>
    </style:style>
    <style:style style:name="T17" style:family="text">
      <style:text-properties fo:font-variant="normal" fo:text-transform="none" fo:color="#1a1a1a" style:font-name="Times New Roman" fo:font-size="12pt" fo:letter-spacing="normal" style:font-size-asian="12pt" style:font-name-complex="Times New Roman" style:font-size-complex="12pt"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ftware Requirements Specification</text:p>
      <text:p text:style-name="P5"/>
      <text:p text:style-name="P5">version 1.0</text:p>
      <text:p text:style-name="P5">03/04/2017</text:p>
      <text:p text:style-name="P5"/>
      <text:p text:style-name="P6">MyMonopoli</text:p>
      <text:p text:style-name="P5"/>
      <text:p text:style-name="P5">Progetto Di Software Engineer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21" text:outline-level="1"><text:span text:style-name="T1">1.0. Introduction</text:span></text:h>
      <text:h text:style-name="P23" text:outline-level="2"><text:bookmark-start text:name="__RefHeading___Toc77487622"/>1.1. Purpose<text:bookmark-end text:name="__RefHeading___Toc77487622"/></text:h>
      <text:p text:style-name="P1"><text:span text:style-name="T2">Lo scopo di questo documento è quello di presentare una descrizione dettagliata del sistema </text:span><text:span text:style-name="T5">MyMonopoli. </text:span><text:span text:style-name="T2">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23" text:outline-level="2"><text:bookmark-start text:name="__RefHeading___Toc77487623"/>1.2. Scope of the Project<text:bookmark-end text:name="__RefHeading___Toc77487623"/></text:h>
      <text:p text:style-name="P10"><text:span text:style-name="T3">Lo scopo del progetto è quelo di creare un Software che permetta, a un massimo di 8 giocatori, di fare una partita di Monopoli online. All'utente viene data la possibilità di creare una nuova sessione di gioco e di invitare altri giocatori tra i propri contatti, oppure di accettare un invito a una partita.</text:span></text:p>
      <text:p text:style-name="P10"><text:span text:style-name="T3">L'obiettivo del sistema è quello di gestire le partite di Monopoli fino alla loro conclusione e di aggiornare il numero di vittorie del vincitore al fine di stilare una classifica.</text:span></text:p>
      <text:p text:style-name="P10"><text:span text:style-name="T3">Nel dettaglio il sistema è in grado di comunicare all'utente quali tra i propri contatti usano o stesso software. I contatti possono essere le cerchie di un account google. <text:s/>Al giocatore Host è permesso scegliere regole alternative prima d iniziare la partita</text:span></text:p>
      <text:p text:style-name="P10"><text:span text:style-name="T3">Il sistema permette di fare partite agguerrite, dove potranno essere redatti degli scambi e contratti customizzabili creati in-game dai giocatori stessi. Il tutto senza l'onere di dover riordinare banconote e pedine varie a fine partita.</text:span></text:p>
      <text:h text:style-name="P23" text:outline-level="2"><text:bookmark-start text:name="__RefHeading___Toc77487624"/>1.3. Defition, Acronyms and Abbreviations<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8">Term</text:p>
          </table:table-cell>
          <table:table-cell table:style-name="Tabella1.B1" office:value-type="string">
            <text:p text:style-name="P18">Definition</text:p>
          </table:table-cell>
        </table:table-row>
        <table:table-row>
          <table:table-cell table:style-name="Tabella1.A2" office:value-type="string">
            <text:p text:style-name="P19">Host</text:p>
          </table:table-cell>
          <table:table-cell table:style-name="Tabella1.B2" office:value-type="string">
            <text:p text:style-name="P19">Giocatore che ha creato la sessione di gioco.</text:p>
          </table:table-cell>
        </table:table-row>
        <table:table-row>
          <table:table-cell table:style-name="Tabella1.A3" office:value-type="string">
            <text:p text:style-name="P19">Guest</text:p>
          </table:table-cell>
          <table:table-cell table:style-name="Tabella1.B3" office:value-type="string">
            <text:p text:style-name="P19">Giocatori invitati nella sessione.</text:p>
          </table:table-cell>
        </table:table-row>
      </table:table>
      <text:p text:style-name="P4"/>
      <text:p text:style-name="P4"/>
      <text:p text:style-name="P4"/>
      <text:h text:style-name="P23" text:outline-level="2"><text:bookmark-start text:name="__RefHeading___Toc77487625"/>1.4. References<text:bookmark-end text:name="__RefHeading___Toc77487625"/></text:h>
      <text:p text:style-name="P9"><text:span text:style-name="T4">IEEE. </text:span><text:span text:style-name="T5">IEEE Std 830-1998 IEEE Recommended Practice for Software Requirements Specifications.</text:span><text:span text:style-name="T4"> IEEE Computer Society, 1998.</text:span></text:p>
      <text:p text:style-name="P8"><text:span text:style-name="T4">http://www.regoledelgioco.com/giochi-da-tavolo-di-ruolo-strategia/Monopoli/</text:span></text:p>
      <text:h text:style-name="P23" text:outline-level="2"><text:bookmark-start text:name="__RefHeading___Toc77487626"/><text:soft-page-break/>1.5. Overview of Document<text:bookmark-end text:name="__RefHeading___Toc77487626"/></text:h>
      <text:p text:style-name="P1"><text:span text:style-name="T7">Il prossimo capitolo, Overall Description, di questo documento fornisce una visione panoramica sulle funzionalità del prodotto. Descrive in modo informale i <text:s/>requisiti e l’architettura del sistema, con una visione più vicina agli utenti del sistema, ovvero i giocator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21" text:outline-level="1"><text:span text:style-name="T8">2.0. Overall Description</text:span></text:h>
      <text:h text:style-name="P23" text:outline-level="2"><text:span text:style-name="T4">2.1. Product Perspective</text:span></text:h>
      <text:p text:style-name="P2">Il sistema sarà composto da una serie di applicazioni PC e da un database management system(DBMS).</text:p>
      <text:p text:style-name="P2">L'applicazione viene usata dai giocatori per creare, impostare, cominciare e concludere i turni della partita.</text:p>
      <text:p text:style-name="P2">Mentre il database salva lo stato della partita alla fine di ogni turno, permettendo l'interazione tra le applicazioni dei vari utenti.</text:p>
      <text:p text:style-name="P2">La comunicazione con il database avviene tramite la rete internet.</text:p>
      <text:h text:style-name="P22" text:outline-level="2">2.2. Product Functions</text:h>
      <text:p text:style-name="P2">Dopo aver scaricato l'applicazione, quando accede al sistema per la prima volta, all'utente verrà richiesto di fare registrarsi con un account di google. L'utente potrà poi creare una nuova sessione di gioco. Creata la sessione l'utente potrà invitare un numero di altri giocatori, che può variare da 1 a 7. La scelta degli altri giocatori da invitare ricadrà tra i contatti di google che si sono registrati nel sistema e che verranno visualizzati in un apposito pannello, l'host sceglie anche il numero minimo di giocatori che devono accettare l'invito perchè la partita cominci. I giocatori invitati riceveranno una notifica con la possibilità di accettare o declinare la sfida. Parallelamente all'invito degli sfidanti, l'host potrà scegliere delle varianti di alcune regole tramite un apposita interfaccia. Una notifica viene inviata all'host automaticamente quando il numero minimo di giocatori accetta l'invito. L'Host <text:s/>tramite la notifica può avviare la partita. La partita si svolge a turni, il giocatore specifica la fine del proprio turno tramite l'interfaccia. Alla fine di ogni turno tutti i giocatori ricevono una notifica, tranne il giocatore che ha appena chiuso il turno. Durante la partita sarà possibile visionare il regolamento in ogni momento aggiornato alle preferenze dell'host. I giocatori possono mandare dei messaggi agli altri giocatori durante qualunque turno. Il sistema dei messagi gestisce anche gli scambi tra i giocatori. Un giocatore può allegare nel messaggio i dettagli di uno <text:soft-page-break/>scambio tra lotti e denaro che rispetti le regole del gioco. Un giocatore può accettare lo scambio solo all'inizio del proprio turno. Un giocatore potrà abbandonare la partita in ogni momento.Un giocatore va in bancarotta quando rimane senza denaro alla fine del suo turno e non può più vendere, scambiare o ipotecare alcunchè. Quando un giocatore va in bancarotta viene espulso dalla partita. La partita termina quando rimane un solo giocatore.</text:p>
      <text:p text:style-name="P2"/>
      <text:h text:style-name="P22" text:outline-level="2">2.3. User Characteristics</text:h>
      <text:p text:style-name="P2">C'è un solo tipo di utente, il giocatore. L'obiettivo del giocatore è quello di riuscire ad accedere al sistema e partecipare ad una partita. L'obiettivo opzionale è quello di vincere la partita. Non sono richieste conoscenze informatiche.</text:p>
      <text:h text:style-name="P22" text:outline-level="2">2.4. Constraints</text:h>
      <text:p text:style-name="P2">La connessione a internet <text:s/>e un account google sono gli unici vincoli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2"/>
      <text:h text:style-name="P22" text:outline-level="2">2.5. The Game</text:h>
      <text:p text:style-name="P1"><text:span text:style-name="T9">Segue una descrizione del gioco per facilitare gli svilupattori a comprendere più facilmente le funzionalità e i casi d'uso.</text:span></text:p>
      <text:h text:style-name="P15" text:outline-level="3">Regole</text:h>
      <text:p text:style-name="P12"><text:span text:style-name="T15">Le regole del Monopoli sono semplici e ridotte. Inizialmente verrà deciso un giocatore che farà anche il ruolo di banchiere, ovvero di colui che distribuisce i soldi all'inizio del gioco,( n° 2 banconote da 500, n° 4 da 100, n° 1 da 50, n° 1 da 20, n° 2 da 10, n° 1 da 5 e infine n° 5 da 1) e che gestirà i suddetti durante tutta la sua durata. Egli darà in oltre ad ogni partecipante 5 contratti distribuiti a caso che i vari giocatori potranno vendere tra di loro in cambio di soldi. Al termine di queste operazioni preliminari,tramite conta o lancio dei dadi,si stabilirà il primo giocatore che inizierà la partita.. Egli dovrà lanciare i dadi e spostare la propria pedina per un numero di caselle uguali alla somma uscita dal lancio effettuato. Se la pedina si ferma su terreno libero il giocatore potrà,a sua discrezione, </text:span><text:span text:style-name="Strong_20_Emphasis"><text:span text:style-name="T16">comprare </text:span></text:span><text:span text:style-name="T15">o meno quel lotto (anche nel caso si tratti di una stazione o società). Nel caso lo acquisti dovrà pagare alla banca il valore riportato sulla casella e gli verrà consegnata una carta di contratto in cui sono riportate le tariffe da pagare per costruire case o </text:span><text:soft-page-break/><text:span text:style-name="T15">alberghi oltre alla tariffa di pedaggio che gli altri giocatori dovranno pagare se capitano su quella casella. Oltre all'acquisto di terreni sono presenti le caselle di imprevisto e probabilità. Il giocatore che arriva su di esse dovrà pescare una carta dagli appositi mazzi e leggere ad alta voce le indicazioni riportate che possono essere piacevoli, come ad esempio ritirare dei soldi, o spiacevoli come il pagare tasse. La casella prigione indica due turni di stop per chi ci sale sopra (a meno che non paghi la cauzione), mentre ad ogni passaggio dal via si ritirano dei soldi. Il gioco procede così tra acquisti e pagamenti di </text:span><text:span text:style-name="Strong_20_Emphasis"><text:span text:style-name="T16">pedaggi </text:span></text:span><text:span text:style-name="T15">e tasse. Se un partecipante finisce i soldi può fare ipotecare i lotti da lui posseduti che verranno pagati dalla banca la metà del loro valore. Vincerà alla fine chi riuscirà a gestire meglio le proprie finanze mandando gli altri in </text:span><text:span text:style-name="Strong_20_Emphasis"><text:span text:style-name="T16">bancarotta</text:span></text:span><text:span text:style-name="T15">. </text:span><text:span text:style-name="T17">﻿</text:span></text:p>
      <text:h text:style-name="P16" text:outline-level="3"><text:bookmark text:name="Scopo"/>Scopo</text:h>
      <text:p text:style-name="P11"><text:span text:style-name="T14">Lo scopo del gioco è l'acquisto del maggior numero possibile di lotti in modo da far pagare i giocatori che si fermano sopra la proprietà e mandarli in bancarotta.</text:span> </text:p>
      <text:p text:style-name="P13"><text:span text:style-name="T11"/></text:p>
      <text:h text:style-name="P20" text:outline-level="1"><text:span text:style-name="T1">3.0. <text:s/>Requirements Specification</text:span></text:h>
      <text:p text:style-name="P2"/>
      <text:h text:style-name="P22" text:outline-level="2">3.1. External Interfaces</text:h>
      <text:h text:style-name="P24" text:outline-level="2"><text:span text:style-name="T9">3.2. Functions</text:span></text:h>
      <text:p text:style-name="P2"><text:span text:style-name="T13">ID</text:span>: FR1</text:p>
      <text:p text:style-name="P2"><text:span text:style-name="T13">TITLE</text:span>: Download PC application</text:p>
      <text:p text:style-name="P2"><text:span text:style-name="T13">DESC</text:span>: Un utente deve poter scaricare l’applicazione mobile o attraverso un application store o tramite un servizio analogo su un qualunque PC. <text:s/>L’applicazione deve essere free-to-download </text:p>
      <text:p text:style-name="P3">DEP: <text:span text:style-name="T12">None</text:span></text:p>
      <text:p text:style-name="P3"><text:span text:style-name="T12"/></text:p>
      <text:p text:style-name="P2"><text:span text:style-name="T13">ID</text:span>: FR2</text:p>
      <text:p text:style-name="P2"><text:span text:style-name="T13">TITLE</text:span>: Registrarsi con Google Account</text:p>
      <text:p text:style-name="P2"><text:span text:style-name="T13">DESC</text:span>: L'utente può registrarsi nel sistema con le credenziali del proprio Google Account. L'utente dovrà scegliere una password</text:p>
      <text:p text:style-name="P3">DEP<text:span text:style-name="T12">: FR1</text:span></text:p>
      <text:p text:style-name="P3"><text:span text:style-name="T12"/></text:p>
      <text:p text:style-name="P2"><text:span text:style-name="T13">ID</text:span>: FR3</text:p>
      <text:p text:style-name="P2"><text:span text:style-name="T13">TITLE</text:span>: Login</text:p>
      <text:p text:style-name="P2"><text:soft-page-break/><text:span text:style-name="T13">DESC</text:span>: L'utente può eseguire il login con le credenziali fornite durante la registrazione</text:p>
      <text:p text:style-name="P3">DEP: <text:s/><text:span text:style-name="T12">FR1, FR2</text:span></text:p>
      <text:p text:style-name="P3"><text:span text:style-name="T12"/></text:p>
      <text:p text:style-name="P2"><text:span text:style-name="T13">ID</text:span>: FR4</text:p>
      <text:p text:style-name="P2"><text:span text:style-name="T13">TITLE</text:span>: Aprire una nuova sessione di gioco</text:p>
      <text:p text:style-name="P2"><text:span text:style-name="T13">DESC</text:span>: L'utente può creare una nuova partita</text:p>
      <text:p text:style-name="P3">DEP:<text:span text:style-name="T12"> FR1, FR2, FR3</text:span></text:p>
      <text:p text:style-name="P3"><text:span text:style-name="T12"/></text:p>
      <text:p text:style-name="P2"><text:span text:style-name="T13">ID</text:span>: FR5</text:p>
      <text:p text:style-name="P2"><text:span text:style-name="T13">TITLE</text:span>: Visualizzare contatti</text:p>
      <text:p text:style-name="P2"><text:span text:style-name="T13">DESC</text:span>: L'utente può visualizzare in un pannello quali tra i suoi contatti di google si sono iscritti nel sistema MyMonopoli</text:p>
      <text:p text:style-name="P3">DEP:<text:span text:style-name="T12"> FR1, FR2, FR3, FR4</text:span></text:p>
      <text:p text:style-name="P3"><text:span text:style-name="T12"/></text:p>
      <text:p text:style-name="P2"><text:span text:style-name="T13">ID</text:span>: FR6</text:p>
      <text:p text:style-name="P2"><text:span text:style-name="T13">TITLE</text:span>: Invitare giocatori</text:p>
      <text:p text:style-name="P2"><text:span text:style-name="T13">DESC</text:span>: L'utente può invitare fino a 7 altri giocatori tra quelli elencati e specificare il numero minimo di questi per poter iniziare la partita</text:p>
      <text:p text:style-name="P3">DEP<text:span text:style-name="T12">: FR1, FR2, FR3, FR4, FR5</text:span></text:p>
      <text:p text:style-name="P3"><text:span text:style-name="T12"/></text:p>
      <text:p text:style-name="P2"><text:span text:style-name="T13">ID</text:span>: FR6.1</text:p>
      <text:p text:style-name="P2"><text:span text:style-name="T13">TITLE</text:span>: Visualizzare giocatori</text:p>
      <text:p text:style-name="P2"><text:span text:style-name="T13">DESC</text:span>: L'utente può visualizzare i giocatori che hanno accettato l'invito.</text:p>
      <text:p text:style-name="P3"><text:span text:style-name="T12">DEP: FR1, FR2, FR3, FR4, FR5</text:span></text:p>
      <text:p text:style-name="P3"><text:span text:style-name="T12"/></text:p>
      <text:p text:style-name="P2"><text:span text:style-name="T13">ID</text:span>: FR6.2</text:p>
      <text:p text:style-name="P2"><text:span text:style-name="T13">TITLE</text:span>: Cacciare giocatori</text:p>
      <text:p text:style-name="P2"><text:span text:style-name="T13">DESC</text:span>: L'utente può cacciare i giocatori tra quelli che hanno accettato l'invito.</text:p>
      <text:p text:style-name="P3"><text:span text:style-name="T12">DEP: FR1, FR2, FR3, FR4, FR5</text:span></text:p>
      <text:p text:style-name="P3"><text:span text:style-name="T12"/></text:p>
      <text:p text:style-name="P2"><text:span text:style-name="T13">ID</text:span>: FR7</text:p>
      <text:p text:style-name="P2"><text:span text:style-name="T13">TITLE</text:span>: Scegliere parametri partita</text:p>
      <text:p text:style-name="P2"><text:span text:style-name="T13">DESC</text:span>: L'utente può scegliere la quantità di denaro e lotti con i quali i giocatori cominciano la partita. I lotti possono essere da 0 fino al massimo consentito nel regolamento mentre il denaro non <text:soft-page-break/>potrà essere ridotto oltre il 10% di quello stabilito dal regolamento ne aumentato oltre il 200% ii parametri sono uguali per tutti i giocatori</text:p>
      <text:p text:style-name="P3">DEP: <text:span text:style-name="T12">FR1, FR2, FR3, FR4</text:span></text:p>
      <text:p text:style-name="P3"/>
      <text:p text:style-name="P2"><text:span text:style-name="T13">ID</text:span>: FR8</text:p>
      <text:p text:style-name="P2"><text:span text:style-name="T13">TITLE</text:span>: Avviare Partita</text:p>
      <text:p text:style-name="P2"><text:span text:style-name="T13">DESC</text:span>: L'utente può avviare la partita se ha ricevut la notifica che il numero minimo di giocatori è stato soddisfatto.</text:p>
      <text:p text:style-name="P3">DEP<text:span text:style-name="T12">: FR1, FR2, FR3, FR4, FR5, FR6, FR7</text:span></text:p>
      <text:p text:style-name="P3"><text:span text:style-name="T12"/></text:p>
      <text:h text:style-name="P22" text:outline-level="2"><text:span text:style-name="T13">3.3. User's Case</text:span></text:h>
      <text:p text:style-name="P7"><text:span text:style-name="T10">3.3.8 UC8:</text:span></text:p>
      <table:table table:name="Tabella2" table:style-name="Tabella2">
        <table:table-column table:style-name="Tabella2.A"/>
        <table:table-column table:style-name="Tabella2.B"/>
        <table:table-row>
          <table:table-cell table:style-name="Tabella2.A1" office:value-type="string">
            <text:p text:style-name="P17">Nome</text:p>
          </table:table-cell>
          <table:table-cell table:style-name="Tabella2.B1" office:value-type="string">
            <text:p text:style-name="Table_20_Contents">Creare una nuova Partita</text:p>
          </table:table-cell>
        </table:table-row>
        <table:table-row table:style-name="Tabella2.2">
          <table:table-cell table:style-name="Tabella2.A2" office:value-type="string">
            <text:p text:style-name="P17">Portata</text:p>
          </table:table-cell>
          <table:table-cell table:style-name="Tabella2.B2" office:value-type="string">
            <text:p text:style-name="Table_20_Contents">PC Application</text:p>
          </table:table-cell>
        </table:table-row>
        <table:table-row>
          <table:table-cell table:style-name="Tabella2.A2" office:value-type="string">
            <text:p text:style-name="P17">Livello</text:p>
          </table:table-cell>
          <table:table-cell table:style-name="Tabella2.B2" office:value-type="string">
            <text:p text:style-name="Table_20_Contents">Obiettivo utente</text:p>
          </table:table-cell>
        </table:table-row>
        <table:table-row>
          <table:table-cell table:style-name="Tabella2.A2" office:value-type="string">
            <text:p text:style-name="P17">Attore Primario</text:p>
          </table:table-cell>
          <table:table-cell table:style-name="Tabella2.B2" office:value-type="string">
            <text:p text:style-name="Table_20_Contents">Utente</text:p>
          </table:table-cell>
        </table:table-row>
        <table:table-row>
          <table:table-cell table:style-name="Tabella2.A2" office:value-type="string">
            <text:p text:style-name="P17">Attore Finale</text:p>
          </table:table-cell>
          <table:table-cell table:style-name="Tabella2.B2" office:value-type="string">
            <text:p text:style-name="Table_20_Contents">Utente</text:p>
          </table:table-cell>
        </table:table-row>
        <table:table-row>
          <table:table-cell table:style-name="Tabella2.A2" office:value-type="string">
            <text:p text:style-name="P17">Parti Interessate e Interessi:</text:p>
          </table:table-cell>
          <table:table-cell table:style-name="Tabella2.B2" office:value-type="string">
            <text:p text:style-name="Table_20_Contents"/>
          </table:table-cell>
        </table:table-row>
        <table:table-row>
          <table:table-cell table:style-name="Tabella2.A2" office:value-type="string">
            <text:p text:style-name="P17">Utente</text:p>
          </table:table-cell>
          <table:table-cell table:style-name="Tabella2.B2" office:value-type="string">
            <text:p text:style-name="Table_20_Contents">Vuole avviare la partita con le impostazioni che preferisce e il numero di giocatori più vicino possibile a quello desiderato. Può accontentarsi di un numero minore di partecipanti.</text:p>
          </table:table-cell>
        </table:table-row>
        <table:table-row>
          <table:table-cell table:style-name="Tabella2.A2" office:value-type="string">
            <text:p text:style-name="P17">Pre-Condizioni:</text:p>
          </table:table-cell>
          <table:table-cell table:style-name="Tabella2.B2" office:value-type="string">
            <text:p text:style-name="Table_20_Contents">L'utente è registrato. </text:p>
          </table:table-cell>
        </table:table-row>
        <table:table-row>
          <table:table-cell table:style-name="Tabella2.A2" office:value-type="string">
            <text:p text:style-name="P17"/>
          </table:table-cell>
          <table:table-cell table:style-name="Tabella2.B2" office:value-type="string">
            <text:p text:style-name="Table_20_Contents">L'utente ha eseguito il login. </text:p>
          </table:table-cell>
        </table:table-row>
        <table:table-row>
          <table:table-cell table:style-name="Tabella2.A2" office:value-type="string">
            <text:p text:style-name="P17">Garanzia di successo</text:p>
          </table:table-cell>
          <table:table-cell table:style-name="Tabella2.B2" office:value-type="string">
            <text:p text:style-name="Table_20_Contents">La partita viene avviata</text:p>
          </table:table-cell>
        </table:table-row>
        <table:table-row>
          <table:table-cell table:style-name="Tabella2.A2" office:value-type="string">
            <text:p text:style-name="P17">Scenario Principale:</text:p>
          </table:table-cell>
          <table:table-cell table:style-name="Tabella2.B2" office:value-type="string">
            <text:p text:style-name="Table_20_Contents"/>
          </table:table-cell>
        </table:table-row>
        <table:table-row>
          <table:table-cell table:style-name="Tabella2.A12" office:value-type="float" office:value="1">
            <text:p text:style-name="P17">1</text:p>
          </table:table-cell>
          <table:table-cell table:style-name="Tabella2.B2" office:value-type="string">
            <text:p text:style-name="Table_20_Contents">L'utente apre una nuova partita</text:p>
          </table:table-cell>
        </table:table-row>
        <table:table-row>
          <table:table-cell table:style-name="Tabella2.A12" office:value-type="float" office:value="2">
            <text:p text:style-name="P17">2</text:p>
          </table:table-cell>
          <table:table-cell table:style-name="Tabella2.B2" office:value-type="string">
            <text:p text:style-name="Table_20_Contents">Il sistema stampa l'elenco dei contatti registrati nel sistema</text:p>
          </table:table-cell>
        </table:table-row>
        <table:table-row>
          <table:table-cell table:style-name="Tabella2.A12" office:value-type="float" office:value="2.1">
            <text:p text:style-name="P17">2,1</text:p>
          </table:table-cell>
          <table:table-cell table:style-name="Tabella2.B2" office:value-type="string">
            <text:p text:style-name="Table_20_Contents">L'utente visualizza I giocatori tra i suoi contatti</text:p>
          </table:table-cell>
        </table:table-row>
        <table:table-row>
          <table:table-cell table:style-name="Tabella2.A12" office:value-type="float" office:value="2.2">
            <text:p text:style-name="P17">2,2</text:p>
          </table:table-cell>
          <table:table-cell table:style-name="Tabella2.B2" office:value-type="string">
            <text:p text:style-name="Table_20_Contents">L'utente stabilisce il numero minimo di giocatori</text:p>
          </table:table-cell>
        </table:table-row>
        <table:table-row>
          <table:table-cell table:style-name="Tabella2.A12" office:value-type="float" office:value="3">
            <text:p text:style-name="P17">3</text:p>
          </table:table-cell>
          <table:table-cell table:style-name="Tabella2.B2" office:value-type="string">
            <text:p text:style-name="Table_20_Contents">L'utente invita I giocatori desiderati</text:p>
          </table:table-cell>
        </table:table-row>
        <table:table-row>
          <table:table-cell table:style-name="Tabella2.A12" office:value-type="float" office:value="4">
            <text:p text:style-name="P17">4</text:p>
          </table:table-cell>
          <table:table-cell table:style-name="Tabella2.B2" office:value-type="string">
            <text:p text:style-name="Table_20_Contents">L'utente sceglie il numero di lotti da distribuire a inizio partita</text:p>
          </table:table-cell>
        </table:table-row>
        <table:table-row>
          <table:table-cell table:style-name="Tabella2.A12" office:value-type="float" office:value="5">
            <text:p text:style-name="P17">5</text:p>
          </table:table-cell>
          <table:table-cell table:style-name="Tabella2.B2" office:value-type="string">
            <text:p text:style-name="Table_20_Contents">L'utente sceglie la quantità di denaro iniziale</text:p>
          </table:table-cell>
        </table:table-row>
        <table:table-row>
          <table:table-cell table:style-name="Tabella2.A12" office:value-type="float" office:value="6">
            <text:p text:style-name="P17">6</text:p>
          </table:table-cell>
          <table:table-cell table:style-name="Tabella2.B2" office:value-type="string">
            <text:p text:style-name="Table_20_Contents">I giocatori invitati accettano l'invito</text:p>
          </table:table-cell>
        </table:table-row>
        <table:table-row>
          <table:table-cell table:style-name="Tabella2.A12" office:value-type="float" office:value="6.1">
            <text:p text:style-name="P17">6,1</text:p>
          </table:table-cell>
          <table:table-cell table:style-name="Tabella2.B2" office:value-type="string">
            <text:p text:style-name="Table_20_Contents">L'utente visualizza i giocatori che hanno accettato l'invito</text:p>
          </table:table-cell>
        </table:table-row>
        <table:table-row>
          <table:table-cell table:style-name="Tabella2.A12" office:value-type="float" office:value="7">
            <text:p text:style-name="P17">7</text:p>
          </table:table-cell>
          <table:table-cell table:style-name="Tabella2.B2" office:value-type="string">
            <text:p text:style-name="Table_20_Contents">Il numero minimo di giocatori viene raggiunto</text:p>
          </table:table-cell>
        </table:table-row>
        <text:soft-page-break/>
        <table:table-row>
          <table:table-cell table:style-name="Tabella2.A12" office:value-type="float" office:value="7.1">
            <text:p text:style-name="P17">7,1</text:p>
          </table:table-cell>
          <table:table-cell table:style-name="Tabella2.B2" office:value-type="string">
            <text:p text:style-name="Table_20_Contents">Il sistema invia all'utente una notifica</text:p>
          </table:table-cell>
        </table:table-row>
        <table:table-row>
          <table:table-cell table:style-name="Tabella2.A12" office:value-type="float" office:value="7.2">
            <text:p text:style-name="P17">7,2</text:p>
          </table:table-cell>
          <table:table-cell table:style-name="Tabella2.B2" office:value-type="string">
            <text:p text:style-name="Table_20_Contents">L'utente riceve la notifica di raggiungimento del numero minimo di sfidanti</text:p>
          </table:table-cell>
        </table:table-row>
        <table:table-row>
          <table:table-cell table:style-name="Tabella2.A12" office:value-type="float" office:value="8">
            <text:p text:style-name="P17">8</text:p>
          </table:table-cell>
          <table:table-cell table:style-name="Tabella2.B2" office:value-type="string">
            <text:p text:style-name="Table_20_Contents">L'utente avvia la partita.</text:p>
          </table:table-cell>
        </table:table-row>
        <table:table-row>
          <table:table-cell table:style-name="Tabella2.A2" office:value-type="string">
            <text:p text:style-name="P17">Scenari alternativi</text:p>
          </table:table-cell>
          <table:table-cell table:style-name="Tabella2.B2" office:value-type="string">
            <text:p text:style-name="Table_20_Contents"/>
          </table:table-cell>
        </table:table-row>
        <table:table-row>
          <table:table-cell table:style-name="Tabella2.A2" table:number-rows-spanned="2" office:value-type="string">
            <text:p text:style-name="P17">2a</text:p>
          </table:table-cell>
          <table:table-cell table:style-name="Tabella2.B2" office:value-type="string">
            <text:p text:style-name="Table_20_Contents">L'utente non ha contatti che sono registrati su MyMonopoli</text:p>
          </table:table-cell>
        </table:table-row>
        <table:table-row>
          <table:covered-table-cell/>
          <table:table-cell table:style-name="Tabella2.B2" office:value-type="string">
            <text:p text:style-name="Table_20_Contents">1, il sistema non può gestire questo caso, l'utente deve aspettare di avere dei contatti registrati su MyMonopoli e ripeter il punto 1</text:p>
          </table:table-cell>
        </table:table-row>
        <table:table-row>
          <table:table-cell table:style-name="Tabella2.A2" office:value-type="string">
            <text:p text:style-name="P17">2,2a</text:p>
          </table:table-cell>
          <table:table-cell table:style-name="Tabella2.B2" office:value-type="string">
            <text:p text:style-name="Table_20_Contents">Il numero minimo viene cambiato, se il numero minimo è soddisfatto l'utente riceve la notifica</text:p>
          </table:table-cell>
        </table:table-row>
        <table:table-row>
          <table:table-cell table:style-name="Tabella2.A2" office:value-type="string">
            <text:p text:style-name="P17">3a</text:p>
          </table:table-cell>
          <table:table-cell table:style-name="Tabella2.B2" office:value-type="string">
            <text:p text:style-name="Table_20_Contents">L'utente raggiunge il numero massimo di giocatori invitati e non può sceglierne altri, l'utente non può ritirare l'invito ma può andare al punto 6a</text:p>
          </table:table-cell>
        </table:table-row>
        <table:table-row>
          <table:table-cell table:style-name="Tabella2.A2" office:value-type="string">
            <text:p text:style-name="P17"/>
          </table:table-cell>
          <table:table-cell table:style-name="Tabella2.B2" office:value-type="string">
            <text:p text:style-name="Table_20_Contents"/>
          </table:table-cell>
        </table:table-row>
        <table:table-row>
          <table:table-cell table:style-name="Tabella2.A2" office:value-type="string">
            <text:p text:style-name="P17">6a</text:p>
          </table:table-cell>
          <table:table-cell table:style-name="Tabella2.B2" office:value-type="string">
            <text:p text:style-name="Table_20_Contents">L'utente caccia alcuni dei giocatori che hanno accettato l'invito</text:p>
          </table:table-cell>
        </table:table-row>
        <table:table-row>
          <table:table-cell table:style-name="Tabella2.A2" office:value-type="string">
            <text:p text:style-name="P17">6b</text:p>
          </table:table-cell>
          <table:table-cell table:style-name="Tabella2.B2" office:value-type="string">
            <text:p text:style-name="Table_20_Contents">si scende sotto il numero minimo di giocatori dopo che alcuni vengono cacciati nel punto 6a</text:p>
          </table:table-cell>
        </table:table-row>
        <table:table-row>
          <table:table-cell table:style-name="Tabella2.A2" office:value-type="string">
            <text:p text:style-name="P17">6c</text:p>
          </table:table-cell>
          <table:table-cell table:style-name="Tabella2.B2" office:value-type="string">
            <text:p text:style-name="Table_20_Contents">Si raggiunge di nuovo il numero minimo di giocatori, una notifica viene inviata all'utente</text:p>
          </table:table-cell>
        </table:table-row>
        <table:table-row>
          <table:table-cell table:style-name="Tabella2.A2" office:value-type="string">
            <text:p text:style-name="P17"/>
          </table:table-cell>
          <table:table-cell table:style-name="Tabella2.B2" office:value-type="string">
            <text:p text:style-name="Table_20_Contents"/>
          </table:table-cell>
        </table:table-row>
        <table:table-row>
          <table:table-cell table:style-name="Tabella2.A2" table:number-rows-spanned="2" office:value-type="string">
            <text:p text:style-name="P17">7a</text:p>
          </table:table-cell>
          <table:table-cell table:style-name="Tabella2.B2" office:value-type="string">
            <text:p text:style-name="Table_20_Contents">Il numero minimo di giocatori non viene raggiunto</text:p>
          </table:table-cell>
        </table:table-row>
        <table:table-row>
          <table:covered-table-cell/>
          <table:table-cell table:style-name="Tabella2.B2" office:value-type="string">
            <text:p text:style-name="Table_20_Contents">1 l'utente modifica il numero minimo 2,2</text:p>
          </table:table-cell>
        </table:table-row>
        <table:table-row>
          <table:table-cell table:style-name="Tabella2.A2" office:value-type="string">
            <text:p text:style-name="P17"/>
          </table:table-cell>
          <table:table-cell table:style-name="Tabella2.B2" office:value-type="string">
            <text:p text:style-name="Table_20_Contents"/>
          </table:table-cell>
        </table:table-row>
      </table:table>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erriweather" svg:font-family="Merriweather, Georgia, serif"/>
    <style:font-face style:name="Arial2" svg:font-family="Arial"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SRS 1.0 <text:s text:c="65"/><text:page-number text:select-page="current">8</text:page-number> <text:s text:c="60"/><text:span text:style-name="MT1">03/04/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macca Banane</meta:initial-creator>
    <meta:creation-date>2017-04-02T16:53:33.14</meta:creation-date>
    <meta:generator>OpenOffice/4.1.3$Win32 OpenOffice.org_project/413m1$Build-9783</meta:generator>
    <dc:date>2017-04-03T01:03:11.49</dc:date>
    <dc:creator>Ammacca Banane</dc:creator>
    <meta:editing-duration>PT8H9M19S</meta:editing-duration>
    <meta:editing-cycles>41</meta:editing-cycles>
    <meta:document-statistic meta:table-count="2" meta:image-count="0" meta:object-count="0" meta:page-count="8" meta:paragraph-count="151" meta:word-count="1867" meta:character-count="11898"/>
  </office:meta>
</office:document-meta>
</file>